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e3641" officeooo:paragraph-rsid="009e83dd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c2b35c" officeooo:paragraph-rsid="00c2b35c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dfc166" officeooo:paragraph-rsid="00dfc166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  <style:style style:name="T7" style:family="text">
      <style:text-properties officeooo:rsid="00ccd8bb"/>
    </style:style>
    <style:style style:name="T8" style:family="text">
      <style:text-properties officeooo:rsid="00cda117"/>
    </style:style>
    <style:style style:name="T9" style:family="text">
      <style:text-properties officeooo:rsid="00da7729"/>
    </style:style>
    <style:style style:name="T10" style:family="text">
      <style:text-properties officeooo:rsid="00dbf4f3"/>
    </style:style>
    <style:style style:name="T11" style:family="text">
      <style:text-properties officeooo:rsid="00dde62d"/>
    </style:style>
    <style:style style:name="T12" style:family="text">
      <style:text-properties officeooo:rsid="00dbe077"/>
    </style:style>
    <style:style style:name="T13" style:family="text">
      <style:text-properties officeooo:rsid="00bd32ff"/>
    </style:style>
    <style:style style:name="T14" style:family="text">
      <style:text-properties officeooo:rsid="00be6e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10">백엔드 설계</text:p>
      <text:p text:style-name="P2"/>
      <text:p text:style-name="P2">- <text:span text:style-name="T3">DB 모델링 (ERD)</text:span></text:p>
      <text:p text:style-name="P11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4">excel로 명시. <text:span text:style-name="T5">Http method와 api path만 정의 해둠. 파라미터와 응답은</text:span> 나중에 추가 예정.</text:p>
      <text:p text:style-name="P4"/>
      <text:p text:style-name="P2">- 보안, 인증 구조</text:p>
      <text:p text:style-name="P2"/>
      <text:p text:style-name="P10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5">API명세가 확정되면 프론트/백 개발 병행 가능</text:p>
      <text:p text:style-name="P5"/>
      <text:p text:style-name="P5">백엔드: <text:span text:style-name="T6">restapi, jpa, 로그인등 구현</text:span></text:p>
      <text:p text:style-name="P6">domain, repository, service, controller, jpa등</text:p>
      <text:p text:style-name="P8"/>
      <text:p text:style-name="P8"><text:soft-page-break/>나중에 할 것들</text:p>
      <text:p text:style-name="P8">- 삭제시 <text:span text:style-name="T13">cascade하는것</text:span></text:p>
      <text:p text:style-name="P8">- <text:span text:style-name="T14">여러조건으로 게시글 검색. 특정회원이 쓴 게시글도 검색할 수 있게 하자.</text:span></text:p>
      <text:p text:style-name="P8">- 폰트 크기 변경?</text:p>
      <text:p text:style-name="P8">- 댓글 이모티콘?</text:p>
      <text:p text:style-name="P8">- 사진 업로드?</text:p>
      <text:p text:style-name="P8">- 패스워드 암호화</text:p>
      <text:p text:style-name="P7"/>
      <text:p text:style-name="P5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9"/>
      <text:p text:style-name="P12">repository 테스트</text:p>
      <text:p text:style-name="P12">controller 테스트</text:p>
      <text:p text:style-name="P2"/>
      <text:p text:style-name="P2"/>
      <text:p text:style-name="P1">통합 테스트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7:24:11.932559909</meta:creation-date>
    <dc:date>2025-05-25T21:42:56.299545638</dc:date>
    <meta:editing-duration>PT20H33M40S</meta:editing-duration>
    <meta:editing-cycles>123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374" meta:character-count="640" meta:non-whitespace-character-count="530"/>
  </office:meta>
</office:document-meta>
</file>